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line-height="150%"/>
    </style:style>
    <style:style style:name="T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Nettverksdiagram:</text:p>
      <text:p text:style-name="P2"><text:span text:style-name="T3"><draw:frame draw:style-name="a0" draw:name="Bilde 16" text:anchor-type="as-char" svg:x="0in" svg:y="0in" svg:width="4.3428in" svg:height="7.56889in" style:rel-width="scale" style:rel-height="scale"><draw:image xlink:href="media/image1.png" xlink:type="simple" xlink:show="embed" xlink:actuate="onLoad"/><svg:title/><svg:desc>Chart, diagram, box and whisker chart

Description automatically generated</svg:desc></draw:frame></text:span></text:p>
      <text:p text:style-name="P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nb" fo:country="NO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nrique Marcello Nahcotta Haugen Goodell</meta:initial-creator>
    <dc:creator>Enrique Marcello Nahcotta Haugen Goodell</dc:creator>
    <meta:creation-date>2022-12-12T09:41:00Z</meta:creation-date>
    <dc:date>2022-12-12T09:42:00Z</dc:date>
    <meta:template xlink:href="Normal" xlink:type="simple"/>
    <meta:editing-cycles>1</meta:editing-cycles>
    <meta:editing-duration>PT60S</meta:editing-duration>
    <meta:document-statistic meta:page-count="1" meta:paragraph-count="1" meta:word-count="3" meta:character-count="21" meta:row-count="1" meta:non-whitespace-character-count="19"/>
  </office:meta>
</office:document-meta>
</file>